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228in"/>
    </style:style>
    <style:style style:name="co3" style:family="table-column">
      <style:table-column-properties fo:break-before="auto" style:column-width="4.3957in"/>
    </style:style>
    <style:style style:name="co4" style:family="table-column">
      <style:table-column-properties fo:break-before="auto" style:column-width="1.9972in"/>
    </style:style>
    <style:style style:name="co5" style:family="table-column">
      <style:table-column-properties fo:break-before="auto" style:column-width="2.026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gblock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identifier</text:p>
          </table:table-cell>
          <table:table-cell table:style-name="Default" office:value-type="string" calcext:value-type="string">
            <text:p>Sequenc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VDWDiff</text:p>
          </table:table-cell>
          <table:table-cell office:value-type="string" calcext:value-type="string">
            <text:p>HBONDDiff</text:p>
          </table:table-cell>
          <table:table-cell office:value-type="string" calcext:value-type="string">
            <text:p>IMM1Diff</text:p>
          </table:table-cell>
          <table:table-cell office:value-type="string" calcext:value-type="string">
            <text:p>Directory</text:p>
          </table:table-cell>
          <table:table-cell office:value-type="string" calcext:value-type="string">
            <text:p>replicateNumber</text:p>
          </table:table-cell>
          <table:table-cell office:value-type="string" calcext:value-type="string">
            <text:p>SasaDiff</text:p>
          </table:table-cell>
          <table:table-cell office:value-type="string" calcext:value-type="string">
            <text:p>AxChange</text:p>
          </table:table-cell>
          <table:table-cell office:value-type="string" calcext:value-type="string">
            <text:p>xChange</text:p>
          </table:table-cell>
          <table:table-cell office:value-type="string" calcext:value-type="string">
            <text:p>crossChange</text:p>
          </table:table-cell>
          <table:table-cell office:value-type="string" calcext:value-type="string">
            <text:p>zChange</text:p>
          </table:table-cell>
          <table:table-cell office:value-type="string" calcext:value-type="string">
            <text:p>di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[.$A$2]&amp;TEXT([.$A$2];&quot;-&quot;)&amp;[.B2]" office:value-type="string" office:string-value="1-1" calcext:value-type="string">
            <text:p>1-1</text:p>
          </table:table-cell>
          <table:table-cell office:value-type="string" calcext:value-type="string">
            <text:p>RASLLLLYFLTSLLATLTSLLILI</text:p>
          </table:table-cell>
          <table:table-cell/>
          <table:table-cell office:value-type="string" calcext:value-type="string">
            <text:p>AAALYFLTSLLATLTSLLAAA</text:p>
          </table:table-cell>
          <table:table-cell office:value-type="float" office:value="-40.5426" calcext:value-type="float">
            <text:p>-40.5426</text:p>
          </table:table-cell>
          <table:table-cell office:value-type="string" calcext:value-type="string">
            <text:p>Left</text:p>
          </table:table-cell>
          <table:table-cell office:value-type="float" office:value="-43.162805" calcext:value-type="float">
            <text:p>-43.162805</text:p>
          </table:table-cell>
          <table:table-cell office:value-type="float" office:value="-12.362" calcext:value-type="float">
            <text:p>-12.362</text:p>
          </table:table-cell>
          <table:table-cell office:value-type="float" office:value="14.9809999999999" calcext:value-type="float">
            <text:p>14.9809999999999</text:p>
          </table:table-cell>
          <table:table-cell office:value-type="string" calcext:value-type="string">
            <text:p>design_6256</text:p>
          </table:table-cell>
          <table:table-cell office:value-type="float" office:value="2" calcext:value-type="float">
            <text:p>2</text:p>
          </table:table-cell>
          <table:table-cell office:value-type="float" office:value="-721.099999999999" calcext:value-type="float">
            <text:p>-721.099999999999</text:p>
          </table:table-cell>
          <table:table-cell office:value-type="float" office:value="7.69059999999999" calcext:value-type="float">
            <text:p>7.69059999999999</text:p>
          </table:table-cell>
          <table:table-cell office:value-type="float" office:value="-0.531410000000001" calcext:value-type="float">
            <text:p>-0.531410000000001</text:p>
          </table:table-cell>
          <table:table-cell office:value-type="float" office:value="-8.39979999999999" calcext:value-type="float">
            <text:p>-8.39979999999999</text:p>
          </table:table-cell>
          <table:table-cell office:value-type="float" office:value="1.67111999999999" calcext:value-type="float">
            <text:p>1.67111999999999</text:p>
          </table:table-cell>
          <table:table-cell office:value-type="string" calcext:value-type="string">
            <text:p>2022-11-19_alaEntropyCompare</text:p>
          </table:table-cell>
        </table:table-row>
        <table:table-row table:style-name="ro1">
          <table:table-cell/>
          <table:table-cell table:formula="of:=[.B2]+1" office:value-type="float" office:value="2" calcext:value-type="float">
            <text:p>2</text:p>
          </table:table-cell>
          <table:table-cell table:formula="of:=[.$A$2]&amp;TEXT([.$A$2];&quot;-&quot;)&amp;[.B3]" office:value-type="string" office:string-value="1-2" calcext:value-type="string">
            <text:p>1-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or sequencing</text:p>
          </table:table-cell>
          <table:table-cell table:number-columns-repeated="14"/>
        </table:table-row>
        <table:table-row table:style-name="ro1">
          <table:table-cell/>
          <table:table-cell table:formula="of:=[.B3]+1" office:value-type="float" office:value="3" calcext:value-type="float">
            <text:p>3</text:p>
          </table:table-cell>
          <table:table-cell table:formula="of:=[.$A$2]&amp;TEXT([.$A$2];&quot;-&quot;)&amp;[.B4]" office:value-type="string" office:string-value="1-3" calcext:value-type="string">
            <text:p>1-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rong translated sequence</text:p>
          </table:table-cell>
          <table:table-cell table:number-columns-repeated="14"/>
        </table:table-row>
        <table:table-row table:style-name="ro1">
          <table:table-cell/>
          <table:table-cell table:formula="of:=[.B4]+1" office:value-type="float" office:value="4" calcext:value-type="float">
            <text:p>4</text:p>
          </table:table-cell>
          <table:table-cell table:formula="of:=[.$A$2]&amp;TEXT([.$A$2];&quot;-&quot;)&amp;[.B5]" office:value-type="string" office:string-value="1-4" calcext:value-type="string">
            <text:p>1-4</text:p>
          </table:table-cell>
          <table:table-cell office:value-type="string" calcext:value-type="string">
            <text:p>RASLLLLWTLLAVLYLLLSFLILI</text:p>
          </table:table-cell>
          <table:table-cell/>
          <table:table-cell office:value-type="string" calcext:value-type="string">
            <text:p>LLLLWTLLAVLYLLLSFLILI</text:p>
          </table:table-cell>
          <table:table-cell office:value-type="float" office:value="-22.7219" calcext:value-type="float">
            <text:p>-22.7219</text:p>
          </table:table-cell>
          <table:table-cell office:value-type="string" calcext:value-type="string">
            <text:p>Left</text:p>
          </table:table-cell>
          <table:table-cell office:value-type="float" office:value="-43.7885" calcext:value-type="float">
            <text:p>-43.7885</text:p>
          </table:table-cell>
          <table:table-cell office:value-type="float" office:value="0.128199999999999" calcext:value-type="float">
            <text:p>0.128199999999999</text:p>
          </table:table-cell>
          <table:table-cell office:value-type="float" office:value="20.9389999999999" calcext:value-type="float">
            <text:p>20.9389999999999</text:p>
          </table:table-cell>
          <table:table-cell office:value-type="string" calcext:value-type="string">
            <text:p>design_5261</text:p>
          </table:table-cell>
          <table:table-cell office:value-type="float" office:value="4" calcext:value-type="float">
            <text:p>4</text:p>
          </table:table-cell>
          <table:table-cell office:value-type="float" office:value="-1038.12" calcext:value-type="float">
            <text:p>-1038.12</text:p>
          </table:table-cell>
          <table:table-cell office:value-type="float" office:value="4.4603" calcext:value-type="float">
            <text:p>4.4603</text:p>
          </table:table-cell>
          <table:table-cell office:value-type="float" office:value="-0.217909999999999" calcext:value-type="float">
            <text:p>-0.217909999999999</text:p>
          </table:table-cell>
          <table:table-cell office:value-type="float" office:value="-6.33669999999999" calcext:value-type="float">
            <text:p>-6.33669999999999</text:p>
          </table:table-cell>
          <table:table-cell office:value-type="float" office:value="1.10087999999999" calcext:value-type="float">
            <text:p>1.10087999999999</text:p>
          </table:table-cell>
          <table:table-cell office:value-type="string" calcext:value-type="string">
            <text:p>2022-11-19_leuEntropyCompare</text:p>
          </table:table-cell>
        </table:table-row>
        <table:table-row table:style-name="ro1">
          <table:table-cell/>
          <table:table-cell table:formula="of:=[.B5]+1" office:value-type="float" office:value="5" calcext:value-type="float">
            <text:p>5</text:p>
          </table:table-cell>
          <table:table-cell table:formula="of:=[.$A$2]&amp;TEXT([.$A$2];&quot;-&quot;)&amp;[.B6]" office:value-type="string" office:string-value="1-5" calcext:value-type="string">
            <text:p>1-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 LILI</text:p>
          </table:table-cell>
          <table:table-cell table:number-columns-repeated="14"/>
        </table:table-row>
        <table:table-row table:style-name="ro1">
          <table:table-cell/>
          <table:table-cell table:formula="of:=[.B6]+1" office:value-type="float" office:value="6" calcext:value-type="float">
            <text:p>6</text:p>
          </table:table-cell>
          <table:table-cell table:formula="of:=[.$A$2]&amp;TEXT([.$A$2];&quot;-&quot;)&amp;[.B7]" office:value-type="string" office:string-value="1-6" calcext:value-type="string">
            <text:p>1-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 LILI</text:p>
          </table:table-cell>
          <table:table-cell table:number-columns-repeated="14"/>
        </table:table-row>
        <table:table-row table:style-name="ro1">
          <table:table-cell/>
          <table:table-cell table:formula="of:=[.B7]+1" office:value-type="float" office:value="7" calcext:value-type="float">
            <text:p>7</text:p>
          </table:table-cell>
          <table:table-cell table:formula="of:=[.$A$2]&amp;TEXT([.$A$2];&quot;-&quot;)&amp;[.B8]" office:value-type="string" office:string-value="1-7" calcext:value-type="string">
            <text:p>1-7</text:p>
          </table:table-cell>
          <table:table-cell office:value-type="string" calcext:value-type="string">
            <text:p>RASLLLLLVLLMLLTSLLSFLILI</text:p>
          </table:table-cell>
          <table:table-cell office:value-type="string" calcext:value-type="string">
            <text:p>sequence not found in my dataset; unconfident bases in sequencing</text:p>
          </table:table-cell>
          <table:table-cell table:number-columns-repeated="14"/>
        </table:table-row>
        <table:table-row table:style-name="ro1">
          <table:table-cell/>
          <table:table-cell table:formula="of:=[.B8]+1" office:value-type="float" office:value="8" calcext:value-type="float">
            <text:p>8</text:p>
          </table:table-cell>
          <table:table-cell table:formula="of:=[.$A$2]&amp;TEXT([.$A$2];&quot;-&quot;)&amp;[.B9]" office:value-type="string" office:string-value="1-8" calcext:value-type="string">
            <text:p>1-8</text:p>
          </table:table-cell>
          <table:table-cell office:value-type="string" calcext:value-type="string">
            <text:p>RASLLLSYLLVLLLGFLLFTLILI</text:p>
          </table:table-cell>
          <table:table-cell/>
          <table:table-cell office:value-type="string" calcext:value-type="string">
            <text:p>AAASYLLVLLLGFLLGTLAAA</text:p>
          </table:table-cell>
          <table:table-cell office:value-type="float" office:value="-46.9569" calcext:value-type="float">
            <text:p>-46.9569</text:p>
          </table:table-cell>
          <table:table-cell office:value-type="string" calcext:value-type="string">
            <text:p>GAS</text:p>
          </table:table-cell>
          <table:table-cell office:value-type="float" office:value="-43.6746" calcext:value-type="float">
            <text:p>-43.6746</text:p>
          </table:table-cell>
          <table:table-cell office:value-type="float" office:value="-30.2568999999999" calcext:value-type="float">
            <text:p>-30.2568999999999</text:p>
          </table:table-cell>
          <table:table-cell office:value-type="float" office:value="26.975" calcext:value-type="float">
            <text:p>26.975</text:p>
          </table:table-cell>
          <table:table-cell office:value-type="string" calcext:value-type="string">
            <text:p>design_6005</text:p>
          </table:table-cell>
          <table:table-cell office:value-type="float" office:value="4" calcext:value-type="float">
            <text:p>4</text:p>
          </table:table-cell>
          <table:table-cell office:value-type="float" office:value="-853.42" calcext:value-type="float">
            <text:p>-853.42</text:p>
          </table:table-cell>
          <table:table-cell office:value-type="float" office:value="-0.364900000000005" calcext:value-type="float">
            <text:p>-0.364900000000005</text:p>
          </table:table-cell>
          <table:table-cell office:value-type="float" office:value="-0.358349999999999" calcext:value-type="float">
            <text:p>-0.358349999999999</text:p>
          </table:table-cell>
          <table:table-cell office:value-type="float" office:value="-3.67349999999999" calcext:value-type="float">
            <text:p>-3.67349999999999</text:p>
          </table:table-cell>
          <table:table-cell office:value-type="float" office:value="0.236988" calcext:value-type="float">
            <text:p>0.236988</text:p>
          </table:table-cell>
          <table:table-cell office:value-type="string" calcext:value-type="string">
            <text:p>2022-11-19_alaEntropyCompare</text:p>
          </table:table-cell>
        </table:table-row>
        <table:table-row table:style-name="ro1">
          <table:table-cell/>
          <table:table-cell table:formula="of:=[.B9]+1" office:value-type="float" office:value="9" calcext:value-type="float">
            <text:p>9</text:p>
          </table:table-cell>
          <table:table-cell table:formula="of:=[.$A$2]&amp;TEXT([.$A$2];&quot;-&quot;)&amp;[.B10]" office:value-type="string" office:string-value="1-9" calcext:value-type="string">
            <text:p>1-9</text:p>
          </table:table-cell>
          <table:table-cell office:value-type="string" calcext:value-type="string">
            <text:p>RASLLLYLLLTTLLAALLSFLILI</text:p>
          </table:table-cell>
          <table:table-cell/>
          <table:table-cell office:value-type="string" calcext:value-type="string">
            <text:p>AAAYLLLTTLLAALLSFLAAA</text:p>
          </table:table-cell>
          <table:table-cell office:value-type="float" office:value="-10.9027" calcext:value-type="float">
            <text:p>-10.9027</text:p>
          </table:table-cell>
          <table:table-cell office:value-type="string" calcext:value-type="string">
            <text:p>Right</text:p>
          </table:table-cell>
          <table:table-cell office:value-type="float" office:value="-34.5626" calcext:value-type="float">
            <text:p>-34.5626</text:p>
          </table:table-cell>
          <table:table-cell office:value-type="float" office:value="3.40949999999999" calcext:value-type="float">
            <text:p>3.40949999999999</text:p>
          </table:table-cell>
          <table:table-cell office:value-type="float" office:value="20.25" calcext:value-type="float">
            <text:p>20.25</text:p>
          </table:table-cell>
          <table:table-cell office:value-type="string" calcext:value-type="string">
            <text:p>design_6478</text:p>
          </table:table-cell>
          <table:table-cell office:value-type="float" office:value="2" calcext:value-type="float">
            <text:p>2</text:p>
          </table:table-cell>
          <table:table-cell office:value-type="float" office:value="-628.29" calcext:value-type="float">
            <text:p>-628.29</text:p>
          </table:table-cell>
          <table:table-cell office:value-type="float" office:value="1.3533" calcext:value-type="float">
            <text:p>1.3533</text:p>
          </table:table-cell>
          <table:table-cell office:value-type="float" office:value="0.01318" calcext:value-type="float">
            <text:p>0.01318</text:p>
          </table:table-cell>
          <table:table-cell office:value-type="float" office:value="2.95199999999999" calcext:value-type="float">
            <text:p>2.95199999999999</text:p>
          </table:table-cell>
          <table:table-cell office:value-type="float" office:value="0.229549999999999" calcext:value-type="float">
            <text:p>0.229549999999999</text:p>
          </table:table-cell>
          <table:table-cell office:value-type="string" calcext:value-type="string">
            <text:p>2022-11-19_alaEntropyCompare</text:p>
          </table:table-cell>
        </table:table-row>
        <table:table-row table:style-name="ro1">
          <table:table-cell/>
          <table:table-cell table:formula="of:=[.B10]+1" office:value-type="float" office:value="10" calcext:value-type="float">
            <text:p>10</text:p>
          </table:table-cell>
          <table:table-cell table:formula="of:=[.$A$2]&amp;TEXT([.$A$2];&quot;-&quot;)&amp;[.B11]" office:value-type="string" office:string-value="1-10" calcext:value-type="string">
            <text:p>1-10</text:p>
          </table:table-cell>
          <table:table-cell office:value-type="string" calcext:value-type="string">
            <text:p>RASLLLLYFLTSLLATLTSLLILI</text:p>
          </table:table-cell>
          <table:table-cell/>
          <table:table-cell office:value-type="string" calcext:value-type="string">
            <text:p>AAASYLLGVLLGLLLGTLAAA</text:p>
          </table:table-cell>
          <table:table-cell office:value-type="float" office:value="-33.1759" calcext:value-type="float">
            <text:p>-33.1759</text:p>
          </table:table-cell>
          <table:table-cell office:value-type="string" calcext:value-type="string">
            <text:p>GAS</text:p>
          </table:table-cell>
          <table:table-cell office:value-type="float" office:value="-40.4062" calcext:value-type="float">
            <text:p>-40.4062</text:p>
          </table:table-cell>
          <table:table-cell office:value-type="float" office:value="-24.6226" calcext:value-type="float">
            <text:p>-24.6226</text:p>
          </table:table-cell>
          <table:table-cell office:value-type="float" office:value="31.853" calcext:value-type="float">
            <text:p>31.853</text:p>
          </table:table-cell>
          <table:table-cell office:value-type="string" calcext:value-type="string">
            <text:p>design_6053</text:p>
          </table:table-cell>
          <table:table-cell office:value-type="float" office:value="0" calcext:value-type="float">
            <text:p>0</text:p>
          </table:table-cell>
          <table:table-cell office:value-type="float" office:value="-767.159999999999" calcext:value-type="float">
            <text:p>-767.159999999999</text:p>
          </table:table-cell>
          <table:table-cell office:value-type="float" office:value="-5.0809" calcext:value-type="float">
            <text:p>-5.0809</text:p>
          </table:table-cell>
          <table:table-cell office:value-type="float" office:value="-0.36326" calcext:value-type="float">
            <text:p>-0.36326</text:p>
          </table:table-cell>
          <table:table-cell office:value-type="float" office:value="1.21969999999999" calcext:value-type="float">
            <text:p>1.21969999999999</text:p>
          </table:table-cell>
          <table:table-cell office:value-type="float" office:value="-0.35358" calcext:value-type="float">
            <text:p>-0.35358</text:p>
          </table:table-cell>
          <table:table-cell office:value-type="string" calcext:value-type="string">
            <text:p>2022-11-19_alaEntropyCompare</text:p>
          </table:table-cell>
        </table:table-row>
        <table:table-row table:style-name="ro1">
          <table:table-cell/>
          <table:table-cell table:formula="of:=[.B11]+1" office:value-type="float" office:value="11" calcext:value-type="float">
            <text:p>11</text:p>
          </table:table-cell>
          <table:table-cell table:formula="of:=[.$A$2]&amp;TEXT([.$A$2];&quot;-&quot;)&amp;[.B12]" office:value-type="string" office:string-value="1-11" calcext:value-type="string">
            <text:p>1-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or sequencing</text:p>
          </table:table-cell>
          <table:table-cell table:number-columns-repeated="14"/>
        </table:table-row>
        <table:table-row table:style-name="ro1">
          <table:table-cell/>
          <table:table-cell table:formula="of:=[.B12]+1" office:value-type="float" office:value="12" calcext:value-type="float">
            <text:p>12</text:p>
          </table:table-cell>
          <table:table-cell table:formula="of:=[.$A$2]&amp;TEXT([.$A$2];&quot;-&quot;)&amp;[.B13]" office:value-type="string" office:string-value="1-12" calcext:value-type="string">
            <text:p>1-12</text:p>
          </table:table-cell>
          <table:table-cell office:value-type="string" calcext:value-type="string">
            <text:p>RASLLLSYLLGVLLGLLLGTLILI</text:p>
          </table:table-cell>
          <table:table-cell/>
          <table:table-cell office:value-type="string" calcext:value-type="string">
            <text:p>AAASYLLGVLLGLLLGTLAAA</text:p>
          </table:table-cell>
          <table:table-cell office:value-type="float" office:value="-33.1759" calcext:value-type="float">
            <text:p>-33.1759</text:p>
          </table:table-cell>
          <table:table-cell office:value-type="string" calcext:value-type="string">
            <text:p>GAS</text:p>
          </table:table-cell>
          <table:table-cell office:value-type="float" office:value="-40.4062" calcext:value-type="float">
            <text:p>-40.4062</text:p>
          </table:table-cell>
          <table:table-cell office:value-type="float" office:value="-24.6226" calcext:value-type="float">
            <text:p>-24.6226</text:p>
          </table:table-cell>
          <table:table-cell office:value-type="float" office:value="31.853" calcext:value-type="float">
            <text:p>31.853</text:p>
          </table:table-cell>
          <table:table-cell office:value-type="string" calcext:value-type="string">
            <text:p>design_6053</text:p>
          </table:table-cell>
          <table:table-cell office:value-type="float" office:value="0" calcext:value-type="float">
            <text:p>0</text:p>
          </table:table-cell>
          <table:table-cell office:value-type="float" office:value="-767.159999999999" calcext:value-type="float">
            <text:p>-767.159999999999</text:p>
          </table:table-cell>
          <table:table-cell office:value-type="float" office:value="-5.0809" calcext:value-type="float">
            <text:p>-5.0809</text:p>
          </table:table-cell>
          <table:table-cell office:value-type="float" office:value="-0.36326" calcext:value-type="float">
            <text:p>-0.36326</text:p>
          </table:table-cell>
          <table:table-cell office:value-type="float" office:value="1.21969999999999" calcext:value-type="float">
            <text:p>1.21969999999999</text:p>
          </table:table-cell>
          <table:table-cell office:value-type="float" office:value="-0.35358" calcext:value-type="float">
            <text:p>-0.35358</text:p>
          </table:table-cell>
          <table:table-cell office:value-type="string" calcext:value-type="string">
            <text:p>2022-11-19_alaEntropyCompare</text:p>
          </table:table-cell>
        </table:table-row>
        <table:table-row table:style-name="ro1">
          <table:table-cell/>
          <table:table-cell table:formula="of:=[.B13]+1" office:value-type="float" office:value="13" calcext:value-type="float">
            <text:p>13</text:p>
          </table:table-cell>
          <table:table-cell table:formula="of:=[.$A$2]&amp;TEXT([.$A$2];&quot;-&quot;)&amp;[.B14]" office:value-type="string" office:string-value="1-13" calcext:value-type="string">
            <text:p>1-13</text:p>
          </table:table-cell>
          <table:table-cell office:value-type="string" calcext:value-type="string">
            <text:p>NA </text:p>
          </table:table-cell>
          <table:table-cell office:value-type="string" calcext:value-type="string">
            <text:p>poor sequencing</text:p>
          </table:table-cell>
          <table:table-cell table:number-columns-repeated="14"/>
        </table:table-row>
        <table:table-row table:style-name="ro1">
          <table:table-cell/>
          <table:table-cell table:formula="of:=[.B14]+1" office:value-type="float" office:value="14" calcext:value-type="float">
            <text:p>14</text:p>
          </table:table-cell>
          <table:table-cell table:formula="of:=[.$A$2]&amp;TEXT([.$A$2];&quot;-&quot;)&amp;[.B15]" office:value-type="string" office:string-value="1-14" calcext:value-type="string">
            <text:p>1-14</text:p>
          </table:table-cell>
          <table:table-cell office:value-type="string" calcext:value-type="string">
            <text:p>RASLLLLYVLLWTLALLLSFLILI</text:p>
          </table:table-cell>
          <table:table-cell/>
          <table:table-cell office:value-type="string" calcext:value-type="string">
            <text:p>AAALYVLLWTLALLLSFLAAA</text:p>
          </table:table-cell>
          <table:table-cell office:value-type="float" office:value="-19.8712" calcext:value-type="float">
            <text:p>-19.8712</text:p>
          </table:table-cell>
          <table:table-cell office:value-type="string" calcext:value-type="string">
            <text:p>Left</text:p>
          </table:table-cell>
          <table:table-cell office:value-type="float" office:value="-34.2152" calcext:value-type="float">
            <text:p>-34.2152</text:p>
          </table:table-cell>
          <table:table-cell office:value-type="float" office:value="0.197099999999991" calcext:value-type="float">
            <text:p>0.197099999999991</text:p>
          </table:table-cell>
          <table:table-cell office:value-type="float" office:value="14.147" calcext:value-type="float">
            <text:p>14.147</text:p>
          </table:table-cell>
          <table:table-cell office:value-type="string" calcext:value-type="string">
            <text:p>design_6265</text:p>
          </table:table-cell>
          <table:table-cell office:value-type="float" office:value="1" calcext:value-type="float">
            <text:p>1</text:p>
          </table:table-cell>
          <table:table-cell office:value-type="float" office:value="-869.84" calcext:value-type="float">
            <text:p>-869.84</text:p>
          </table:table-cell>
          <table:table-cell office:value-type="float" office:value="6.08289999999999" calcext:value-type="float">
            <text:p>6.08289999999999</text:p>
          </table:table-cell>
          <table:table-cell office:value-type="float" office:value="-0.599490000000001" calcext:value-type="float">
            <text:p>-0.599490000000001</text:p>
          </table:table-cell>
          <table:table-cell office:value-type="float" office:value="0.064599999999999" calcext:value-type="float">
            <text:p>0.064599999999999</text:p>
          </table:table-cell>
          <table:table-cell office:value-type="float" office:value="0.615559999999999" calcext:value-type="float">
            <text:p>0.615559999999999</text:p>
          </table:table-cell>
          <table:table-cell office:value-type="string" calcext:value-type="string">
            <text:p>2022-11-19_alaEntropyCompare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$A$2]&amp;TEXT([.$A$2];&quot;-&quot;)&amp;[.B16]" office:value-type="string" office:string-value="1-15" calcext:value-type="string">
            <text:p>1-15</text:p>
          </table:table-cell>
          <table:table-cell office:value-type="string" calcext:value-type="string">
            <text:p>RASLLLYLLLTTLLAALLSFLILI</text:p>
          </table:table-cell>
          <table:table-cell/>
          <table:table-cell office:value-type="string" calcext:value-type="string">
            <text:p>AAAYLLLTTLLAALLSFLAAA</text:p>
          </table:table-cell>
          <table:table-cell office:value-type="float" office:value="-10.9027" calcext:value-type="float">
            <text:p>-10.9027</text:p>
          </table:table-cell>
          <table:table-cell office:value-type="string" calcext:value-type="string">
            <text:p>Right</text:p>
          </table:table-cell>
          <table:table-cell office:value-type="float" office:value="-34.5626" calcext:value-type="float">
            <text:p>-34.5626</text:p>
          </table:table-cell>
          <table:table-cell office:value-type="float" office:value="3.40949999999999" calcext:value-type="float">
            <text:p>3.40949999999999</text:p>
          </table:table-cell>
          <table:table-cell office:value-type="float" office:value="20.25" calcext:value-type="float">
            <text:p>20.25</text:p>
          </table:table-cell>
          <table:table-cell office:value-type="string" calcext:value-type="string">
            <text:p>design_6478</text:p>
          </table:table-cell>
          <table:table-cell office:value-type="float" office:value="2" calcext:value-type="float">
            <text:p>2</text:p>
          </table:table-cell>
          <table:table-cell office:value-type="float" office:value="-628.29" calcext:value-type="float">
            <text:p>-628.29</text:p>
          </table:table-cell>
          <table:table-cell office:value-type="float" office:value="1.3533" calcext:value-type="float">
            <text:p>1.3533</text:p>
          </table:table-cell>
          <table:table-cell office:value-type="float" office:value="0.01318" calcext:value-type="float">
            <text:p>0.01318</text:p>
          </table:table-cell>
          <table:table-cell office:value-type="float" office:value="2.95199999999999" calcext:value-type="float">
            <text:p>2.95199999999999</text:p>
          </table:table-cell>
          <table:table-cell office:value-type="float" office:value="0.229549999999999" calcext:value-type="float">
            <text:p>0.229549999999999</text:p>
          </table:table-cell>
          <table:table-cell office:value-type="string" calcext:value-type="string">
            <text:p>2022-11-19_alaEntropyCompare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gblock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identifier</text:p>
          </table:table-cell>
          <table:table-cell table:style-name="Default" office:value-type="string" calcext:value-type="string">
            <text:p>Sequence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  <table:table-cell table:formula="of:=[.$A$19]&amp;TEXT([.$A$19];&quot;-&quot;)&amp;[.B19]" office:value-type="string" office:string-value="2-1" calcext:value-type="string">
            <text:p>2-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rong translated sequence</text:p>
          </table:table-cell>
          <table:table-cell table:number-columns-repeated="14"/>
        </table:table-row>
        <table:table-row table:style-name="ro1">
          <table:table-cell/>
          <table:table-cell table:formula="of:=[.B19]+1" office:value-type="float" office:value="2" calcext:value-type="float">
            <text:p>2</text:p>
          </table:table-cell>
          <table:table-cell table:formula="of:=[.$A$19]&amp;TEXT([.$A$19];&quot;-&quot;)&amp;[.B20]" office:value-type="string" office:string-value="2-2" calcext:value-type="string">
            <text:p>2-2</text:p>
          </table:table-cell>
          <table:table-cell office:value-type="string" calcext:value-type="string">
            <text:p>RASLLLLTWLTALLFTLTSLLILI</text:p>
          </table:table-cell>
          <table:table-cell/>
          <table:table-cell office:value-type="string" calcext:value-type="string">
            <text:p>LLLLTWLTALLFTLTSLLILI</text:p>
          </table:table-cell>
          <table:table-cell office:value-type="float" office:value="-18.4291" calcext:value-type="float">
            <text:p>-18.4291</text:p>
          </table:table-cell>
          <table:table-cell office:value-type="string" calcext:value-type="string">
            <text:p>Left</text:p>
          </table:table-cell>
          <table:table-cell office:value-type="float" office:value="-40.4782" calcext:value-type="float">
            <text:p>-40.4782</text:p>
          </table:table-cell>
          <table:table-cell office:value-type="float" office:value="0.084000000000003" calcext:value-type="float">
            <text:p>0.084000000000003</text:p>
          </table:table-cell>
          <table:table-cell office:value-type="float" office:value="21.965" calcext:value-type="float">
            <text:p>21.965</text:p>
          </table:table-cell>
          <table:table-cell office:value-type="string" calcext:value-type="string">
            <text:p>design_1222</text:p>
          </table:table-cell>
          <table:table-cell office:value-type="float" office:value="2" calcext:value-type="float">
            <text:p>2</text:p>
          </table:table-cell>
          <table:table-cell office:value-type="float" office:value="-1017.74999999999" calcext:value-type="float">
            <text:p>-1017.74999999999</text:p>
          </table:table-cell>
          <table:table-cell office:value-type="float" office:value="5.3948" calcext:value-type="float">
            <text:p>5.3948</text:p>
          </table:table-cell>
          <table:table-cell office:value-type="float" office:value="0.55938" calcext:value-type="float">
            <text:p>0.55938</text:p>
          </table:table-cell>
          <table:table-cell office:value-type="float" office:value="-4.67109999999999" calcext:value-type="float">
            <text:p>-4.67109999999999</text:p>
          </table:table-cell>
          <table:table-cell office:value-type="float" office:value="0.85175" calcext:value-type="float">
            <text:p>0.85175</text:p>
          </table:table-cell>
          <table:table-cell office:value-type="string" calcext:value-type="string">
            <text:p>2022-11-20_leuNoSeqEntropy</text:p>
          </table:table-cell>
        </table:table-row>
        <table:table-row table:style-name="ro1">
          <table:table-cell/>
          <table:table-cell table:formula="of:=[.B20]+1" office:value-type="float" office:value="3" calcext:value-type="float">
            <text:p>3</text:p>
          </table:table-cell>
          <table:table-cell table:formula="of:=[.$A$19]&amp;TEXT([.$A$19];&quot;-&quot;)&amp;[.B21]" office:value-type="string" office:string-value="2-3" calcext:value-type="string">
            <text:p>2-3</text:p>
          </table:table-cell>
          <table:table-cell office:value-type="string" calcext:value-type="string">
            <text:p>RASLLLLYWLTSLLAYLTSLLILI</text:p>
          </table:table-cell>
          <table:table-cell/>
          <table:table-cell office:value-type="string" calcext:value-type="string">
            <text:p>AAALYWLTSLLAYLTSLLAAA</text:p>
          </table:table-cell>
          <table:table-cell office:value-type="float" office:value="-36.7663" calcext:value-type="float">
            <text:p>-36.7663</text:p>
          </table:table-cell>
          <table:table-cell office:value-type="string" calcext:value-type="string">
            <text:p>Left</text:p>
          </table:table-cell>
          <table:table-cell office:value-type="float" office:value="-45.6344" calcext:value-type="float">
            <text:p>-45.6344</text:p>
          </table:table-cell>
          <table:table-cell office:value-type="float" office:value="-13.4689999999999" calcext:value-type="float">
            <text:p>-13.4689999999999</text:p>
          </table:table-cell>
          <table:table-cell office:value-type="float" office:value="22.336" calcext:value-type="float">
            <text:p>22.336</text:p>
          </table:table-cell>
          <table:table-cell office:value-type="string" calcext:value-type="string">
            <text:p>design_2262</text:p>
          </table:table-cell>
          <table:table-cell office:value-type="float" office:value="0" calcext:value-type="float">
            <text:p>0</text:p>
          </table:table-cell>
          <table:table-cell office:value-type="float" office:value="-806.219999999999" calcext:value-type="float">
            <text:p>-806.219999999999</text:p>
          </table:table-cell>
          <table:table-cell office:value-type="float" office:value="3.7678" calcext:value-type="float">
            <text:p>3.7678</text:p>
          </table:table-cell>
          <table:table-cell office:value-type="float" office:value="-0.281079999999999" calcext:value-type="float">
            <text:p>-0.281079999999999</text:p>
          </table:table-cell>
          <table:table-cell office:value-type="float" office:value="-0.172499999999999" calcext:value-type="float">
            <text:p>-0.172499999999999</text:p>
          </table:table-cell>
          <table:table-cell office:value-type="float" office:value="0.052426" calcext:value-type="float">
            <text:p>0.052426</text:p>
          </table:table-cell>
          <table:table-cell office:value-type="string" calcext:value-type="string">
            <text:p>2022-11-20_alaNoSeqEntropy</text:p>
          </table:table-cell>
        </table:table-row>
        <table:table-row table:style-name="ro1">
          <table:table-cell/>
          <table:table-cell table:formula="of:=[.B21]+1" office:value-type="float" office:value="4" calcext:value-type="float">
            <text:p>4</text:p>
          </table:table-cell>
          <table:table-cell table:formula="of:=[.$A$19]&amp;TEXT([.$A$19];&quot;-&quot;)&amp;[.B22]" office:value-type="string" office:string-value="2-4" calcext:value-type="string">
            <text:p>2-4</text:p>
          </table:table-cell>
          <table:table-cell office:value-type="string" calcext:value-type="string">
            <text:p>RASLLLGFLLGFLLGTLLGYLILI</text:p>
          </table:table-cell>
          <table:table-cell/>
          <table:table-cell office:value-type="string" calcext:value-type="string">
            <text:p>LLLGFLLGFLLGTLLGYLILI</text:p>
          </table:table-cell>
          <table:table-cell office:value-type="float" office:value="-42.156" calcext:value-type="float">
            <text:p>-42.156</text:p>
          </table:table-cell>
          <table:table-cell office:value-type="string" calcext:value-type="string">
            <text:p>GAS</text:p>
          </table:table-cell>
          <table:table-cell office:value-type="float" office:value="-50.6169" calcext:value-type="float">
            <text:p>-50.6169</text:p>
          </table:table-cell>
          <table:table-cell office:value-type="float" office:value="-12.7387" calcext:value-type="float">
            <text:p>-12.7387</text:p>
          </table:table-cell>
          <table:table-cell office:value-type="float" office:value="21.1999999999999" calcext:value-type="float">
            <text:p>21.1999999999999</text:p>
          </table:table-cell>
          <table:table-cell office:value-type="string" calcext:value-type="string">
            <text:p>design_1098</text:p>
          </table:table-cell>
          <table:table-cell office:value-type="float" office:value="0" calcext:value-type="float">
            <text:p>0</text:p>
          </table:table-cell>
          <table:table-cell office:value-type="float" office:value="-1161.29" calcext:value-type="float">
            <text:p>-1161.29</text:p>
          </table:table-cell>
          <table:table-cell office:value-type="float" office:value="-3.11769999999999" calcext:value-type="float">
            <text:p>-3.11769999999999</text:p>
          </table:table-cell>
          <table:table-cell office:value-type="float" office:value="0.08704" calcext:value-type="float">
            <text:p>0.08704</text:p>
          </table:table-cell>
          <table:table-cell office:value-type="float" office:value="2.4624" calcext:value-type="float">
            <text:p>2.4624</text:p>
          </table:table-cell>
          <table:table-cell office:value-type="float" office:value="-0.212699999999999" calcext:value-type="float">
            <text:p>-0.212699999999999</text:p>
          </table:table-cell>
          <table:table-cell office:value-type="string" calcext:value-type="string">
            <text:p>2022-11-20_leuNoSeqEntropy</text:p>
          </table:table-cell>
        </table:table-row>
        <table:table-row table:style-name="ro1">
          <table:table-cell/>
          <table:table-cell table:formula="of:=[.B22]+1" office:value-type="float" office:value="5" calcext:value-type="float">
            <text:p>5</text:p>
          </table:table-cell>
          <table:table-cell table:formula="of:=[.$A$19]&amp;TEXT([.$A$19];&quot;-&quot;)&amp;[.B23]" office:value-type="string" office:string-value="2-5" calcext:value-type="string">
            <text:p>2-5</text:p>
          </table:table-cell>
          <table:table-cell office:value-type="string" calcext:value-type="string">
            <text:p>RASLLLGFLLGFLLGTLLGYLILI</text:p>
          </table:table-cell>
          <table:table-cell table:number-columns-repeated="15"/>
        </table:table-row>
        <table:table-row table:style-name="ro1">
          <table:table-cell/>
          <table:table-cell table:formula="of:=[.B23]+1" office:value-type="float" office:value="6" calcext:value-type="float">
            <text:p>6</text:p>
          </table:table-cell>
          <table:table-cell table:formula="of:=[.$A$19]&amp;TEXT([.$A$19];&quot;-&quot;)&amp;[.B24]" office:value-type="string" office:string-value="2-6" calcext:value-type="string">
            <text:p>2-6</text:p>
          </table:table-cell>
          <table:table-cell office:value-type="string" calcext:value-type="string">
            <text:p>RASLLLGFLLGFLLGTLLGYLILI</text:p>
          </table:table-cell>
          <table:table-cell table:number-columns-repeated="15"/>
        </table:table-row>
        <table:table-row table:style-name="ro1">
          <table:table-cell/>
          <table:table-cell table:formula="of:=[.B24]+1" office:value-type="float" office:value="7" calcext:value-type="float">
            <text:p>7</text:p>
          </table:table-cell>
          <table:table-cell table:formula="of:=[.$A$19]&amp;TEXT([.$A$19];&quot;-&quot;)&amp;[.B25]" office:value-type="string" office:string-value="2-7" calcext:value-type="string">
            <text:p>2-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 LILI</text:p>
          </table:table-cell>
          <table:table-cell table:number-columns-repeated="14"/>
        </table:table-row>
        <table:table-row table:style-name="ro1">
          <table:table-cell/>
          <table:table-cell table:formula="of:=[.B25]+1" office:value-type="float" office:value="8" calcext:value-type="float">
            <text:p>8</text:p>
          </table:table-cell>
          <table:table-cell table:formula="of:=[.$A$19]&amp;TEXT([.$A$19];&quot;-&quot;)&amp;[.B26]" office:value-type="string" office:string-value="2-8" calcext:value-type="string">
            <text:p>2-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 LILI</text:p>
          </table:table-cell>
          <table:table-cell table:number-columns-repeated="14"/>
        </table:table-row>
        <table:table-row table:style-name="ro1">
          <table:table-cell/>
          <table:table-cell table:formula="of:=[.B26]+1" office:value-type="float" office:value="9" calcext:value-type="float">
            <text:p>9</text:p>
          </table:table-cell>
          <table:table-cell table:formula="of:=[.$A$19]&amp;TEXT([.$A$19];&quot;-&quot;)&amp;[.B27]" office:value-type="string" office:string-value="2-9" calcext:value-type="string">
            <text:p>2-9</text:p>
          </table:table-cell>
          <table:table-cell office:value-type="string" calcext:value-type="string">
            <text:p>RASLLLYTLLTSLLFTLLTILI</text:p>
          </table:table-cell>
          <table:table-cell office:value-type="string" calcext:value-type="string">
            <text:p>short sequence</text:p>
          </table:table-cell>
          <table:table-cell table:number-columns-repeated="14"/>
        </table:table-row>
        <table:table-row table:style-name="ro1">
          <table:table-cell/>
          <table:table-cell table:formula="of:=[.B27]+1" office:value-type="float" office:value="10" calcext:value-type="float">
            <text:p>10</text:p>
          </table:table-cell>
          <table:table-cell table:formula="of:=[.$A$19]&amp;TEXT([.$A$19];&quot;-&quot;)&amp;[.B28]" office:value-type="string" office:string-value="2-10" calcext:value-type="string">
            <text:p>2-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or sequencing</text:p>
          </table:table-cell>
          <table:table-cell table:number-columns-repeated="14"/>
        </table:table-row>
        <table:table-row table:style-name="ro1">
          <table:table-cell/>
          <table:table-cell table:formula="of:=[.B28]+1" office:value-type="float" office:value="11" calcext:value-type="float">
            <text:p>11</text:p>
          </table:table-cell>
          <table:table-cell table:formula="of:=[.$A$19]&amp;TEXT([.$A$19];&quot;-&quot;)&amp;[.B29]" office:value-type="string" office:string-value="2-11" calcext:value-type="string">
            <text:p>2-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rong translated sequence</text:p>
          </table:table-cell>
          <table:table-cell table:number-columns-repeated="14"/>
        </table:table-row>
        <table:table-row table:style-name="ro1">
          <table:table-cell/>
          <table:table-cell table:formula="of:=[.B29]+1" office:value-type="float" office:value="12" calcext:value-type="float">
            <text:p>12</text:p>
          </table:table-cell>
          <table:table-cell table:formula="of:=[.$A$19]&amp;TEXT([.$A$19];&quot;-&quot;)&amp;[.B30]" office:value-type="string" office:string-value="2-12" calcext:value-type="string">
            <text:p>2-12</text:p>
          </table:table-cell>
          <table:table-cell office:value-type="string" calcext:value-type="string">
            <text:p>RASLLLYTRLTTLLFTLLTILI</text:p>
          </table:table-cell>
          <table:table-cell office:value-type="string" calcext:value-type="string">
            <text:p>short sequence</text:p>
          </table:table-cell>
          <table:table-cell table:number-columns-repeated="14"/>
        </table:table-row>
        <table:table-row table:style-name="ro1">
          <table:table-cell/>
          <table:table-cell table:formula="of:=[.B30]+1" office:value-type="float" office:value="13" calcext:value-type="float">
            <text:p>13</text:p>
          </table:table-cell>
          <table:table-cell table:formula="of:=[.$A$19]&amp;TEXT([.$A$19];&quot;-&quot;)&amp;[.B31]" office:value-type="string" office:string-value="2-13" calcext:value-type="string">
            <text:p>2-1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or reading frame?</text:p>
          </table:table-cell>
          <table:table-cell table:number-columns-repeated="14"/>
        </table:table-row>
        <table:table-row table:style-name="ro1">
          <table:table-cell/>
          <table:table-cell table:formula="of:=[.B31]+1" office:value-type="float" office:value="14" calcext:value-type="float">
            <text:p>14</text:p>
          </table:table-cell>
          <table:table-cell table:formula="of:=[.$A$19]&amp;TEXT([.$A$19];&quot;-&quot;)&amp;[.B32]" office:value-type="string" office:string-value="2-14" calcext:value-type="string">
            <text:p>2-14</text:p>
          </table:table-cell>
          <table:table-cell office:value-type="string" calcext:value-type="string">
            <text:p>RASLLLYTLLTSLLFTLLTILI</text:p>
          </table:table-cell>
          <table:table-cell office:value-type="string" calcext:value-type="string">
            <text:p>short sequence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$A$19]&amp;TEXT([.$A$19];&quot;-&quot;)&amp;[.B33]" office:value-type="string" office:string-value="2-15" calcext:value-type="string">
            <text:p>2-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wo sequences inserted?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2">00/00/0000</text:date>, <text:time style:data-style-name="N2" text:time-value="14:02:24.0729482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6T11:59:07.287958641</meta:creation-date>
    <dc:date>2022-12-12T11:09:41.188318935</dc:date>
    <meta:editing-duration>P4DT2H17M57S</meta:editing-duration>
    <meta:editing-cycles>3</meta:editing-cycles>
    <meta:generator>LibreOffice/6.4.7.2$Linux_X86_64 LibreOffice_project/40$Build-2</meta:generator>
    <meta:document-statistic meta:table-count="1" meta:cell-count="286" meta:object-count="0"/>
  </office:meta>
</office:document-meta>
</file>